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marker-start-width="0.322cm" draw:marker-end-width="0.322cm" draw:fill="none" loext:fill-use-slide-background="false" draw:opacity="100%" draw:opacity-name="" draw:textarea-horizontal-align="justify" draw:textarea-vertical-align="middle" draw:auto-grow-height="false" fo:min-height="7.12cm" fo:min-width="8.359cm" fo:padding-top="0.166cm" fo:padding-bottom="0.166cm" fo:padding-left="0.291cm" fo:padding-right="0.291cm" loext:decorative="false"/>
    </style:style>
    <style:style style:name="gr2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 loext:decorative="false"/>
    </style:style>
    <style:style style:name="gr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4" style:family="graphic" style:parent-style-name="standard">
      <style:graphic-properties svg:stroke-color="#000000" draw:fill="solid" draw:fill-color="#000000" loext:fill-use-slide-background="false" draw:opacity="100%" draw:opacity-name="" draw:textarea-horizontal-align="justify" draw:textarea-vertical-align="middle" draw:auto-grow-height="false" fo:min-height="0cm" fo:min-width="0cm" fo:wrap-option="wrap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objectwithoutfill">
      <style:graphic-properties draw:stroke="dash" draw:stroke-dash="Dash" svg:stroke-color="#000000" svg:stroke-linecap="butt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36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2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84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849cm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 draw:opacity="10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42cm" fo:margin-bottom="0.35cm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fo:margin-top="0.42cm" fo:margin-bottom="0.35cm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.42cm" fo:margin-bottom="0.35cm" fo:line-height="100%" fo:text-indent="0cm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2pt" style:font-size-asian="12pt" style:font-size-complex="12pt"/>
    </style:style>
    <style:style style:name="P9" style:family="paragraph"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style:paragraph-properties fo:margin-left="0cm" fo:margin-right="0cm" fo:margin-top="0.42cm" fo:margin-bottom="0.35cm" fo:line-height="100%" fo:text-indent="0cm"/>
    </style:style>
    <style:style style:name="P12" style:family="paragraph">
      <loext:graphic-properties draw:fill-color="#ffffff"/>
    </style:style>
    <style:style style:name="T1" style:family="text">
      <style:text-properties style:text-position="sub 58%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59cm" svg:height="7.37cm" svg:x="8.599cm" svg:y="3.44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87cm" svg:y1="10.819cm" svg:x2="15.639cm" svg:y2="3.449cm">
          <text:p/>
        </draw:line>
        <draw:line draw:style-name="gr3" draw:text-style-name="P2" draw:layer="layout" svg:x1="8.599cm" svg:y1="7.205cm" svg:x2="17.458cm" svg:y2="7.205cm">
          <text:p/>
        </draw:line>
        <draw:custom-shape draw:style-name="gr4" draw:text-style-name="P3" draw:layer="layout" svg:width="0.284cm" svg:height="0.259cm" svg:x="14.787cm" svg:y="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599cm" svg:y1="10.819cm" svg:x2="21.181cm" svg:y2="10.785cm">
          <text:p/>
        </draw:line>
        <draw:line draw:style-name="gr5" draw:text-style-name="P2" draw:layer="layout" svg:x1="8.6cm" svg:y1="10.819cm" svg:x2="8.575cm" svg:y2="1.018cm">
          <text:p/>
        </draw:line>
        <draw:line draw:style-name="gr5" draw:text-style-name="P2" draw:layer="layout" svg:x1="8.575cm" svg:y1="1.018cm" svg:x2="8.446cm" svg:y2="1.237cm">
          <text:p/>
        </draw:line>
        <draw:line draw:style-name="gr5" draw:text-style-name="P2" draw:layer="layout" svg:x1="8.575cm" svg:y1="1.018cm" svg:x2="8.724cm" svg:y2="1.228cm">
          <text:p/>
        </draw:line>
        <draw:line draw:style-name="gr5" draw:text-style-name="P2" draw:layer="layout" svg:x1="21.187cm" svg:y1="10.782cm" svg:x2="20.981cm" svg:y2="10.669cm">
          <text:p/>
        </draw:line>
        <draw:line draw:style-name="gr5" draw:text-style-name="P2" draw:layer="layout" svg:x1="21.187cm" svg:y1="10.781cm" svg:x2="21.01cm" svg:y2="10.945cm">
          <text:p/>
        </draw:line>
        <draw:line draw:style-name="gr6" draw:text-style-name="P2" draw:layer="layout" svg:x1="14.939cm" svg:y1="4.535cm" svg:x2="14.898cm" svg:y2="10.785cm">
          <text:p/>
        </draw:line>
        <draw:line draw:style-name="gr6" draw:text-style-name="P2" draw:layer="layout" svg:x1="14.94cm" svg:y1="4.396cm" svg:x2="8.6cm" svg:y2="4.396cm">
          <text:p/>
        </draw:line>
        <draw:line draw:style-name="gr6" draw:text-style-name="P2" draw:layer="layout" svg:x1="12.72cm" svg:y1="7.205cm" svg:x2="12.72cm" svg:y2="10.785cm">
          <text:p/>
        </draw:line>
        <draw:frame draw:style-name="gr7" draw:text-style-name="P4" draw:layer="layout" svg:width="6.797cm" svg:height="0.962cm" svg:x="11.113cm" svg:y="11.682cm">
          <draw:text-box>
            <text:p>spectral axis</text:p>
          </draw:text-box>
        </draw:frame>
        <draw:frame draw:style-name="gr7" draw:text-style-name="P4" draw:layer="layout" svg:width="6.797cm" svg:height="1.673cm" draw:transform="rotate (1.5707963267949) translate (5.874cm 9.007cm)">
          <draw:text-box>
            <text:p/>
            <text:p>spatial axis</text:p>
          </draw:text-box>
        </draw:frame>
        <draw:frame draw:style-name="gr8" draw:text-style-name="P4" draw:layer="layout" svg:width="1.466cm" svg:height="0.962cm" svg:x="7.732cm" svg:y="6.595cm">
          <draw:text-box>
            <text:p>y<text:span text:style-name="T1">o</text:span></text:p>
          </draw:text-box>
        </draw:frame>
        <draw:frame draw:style-name="gr8" draw:text-style-name="P4" draw:layer="layout" svg:width="1.466cm" svg:height="0.962cm" svg:x="12.331cm" svg:y="10.72cm">
          <draw:text-box>
            <text:p>x<text:span text:style-name="T1">0</text:span></text:p>
          </draw:text-box>
        </draw:frame>
        <draw:frame draw:style-name="gr8" draw:text-style-name="P4" draw:layer="layout" svg:width="1.466cm" svg:height="0.962cm" svg:x="7.834cm" svg:y="3.807cm">
          <draw:text-box>
            <text:p>y</text:p>
          </draw:text-box>
        </draw:frame>
        <draw:frame draw:style-name="gr9" draw:text-style-name="P6" draw:layer="layout" svg:width="0.836cm" svg:height="0.962cm" svg:x="14.49cm" svg:y="10.72cm">
          <draw:text-box>
            <text:p text:style-name="P5"><text:span text:style-name="T2">x</text:span></text:p>
          </draw:text-box>
        </draw:frame>
        <draw:frame draw:style-name="gr10" draw:text-style-name="P8" draw:layer="layout" svg:width="3.908cm" svg:height="3.099cm" svg:x="17.788cm" svg:y="6.411cm">
          <draw:text-box>
            <text:p text:style-name="P7"><text:span text:style-name="T3">We have a 1d wavelength solution  λ=f(x) for the detector spatial pixel </text:span><text:span text:style-name="T4">y</text:span><text:span text:style-name="T5">o</text:span></text:p>
          </draw:text-box>
        </draw:frame>
        <draw:frame draw:style-name="gr11" draw:text-style-name="P10" draw:layer="layout" svg:width="2.381cm" svg:height="2.031cm" svg:x="9.217cm" svg:y="7.879cm">
          <draw:text-box>
            <text:p text:style-name="P9"><text:span text:style-name="T6">Dashed line marks constant wavelength (the tilt)</text:span></text:p>
          </draw:text-box>
        </draw:frame>
        <draw:frame draw:style-name="gr12" draw:text-style-name="P4" draw:layer="layout" svg:width="1.243cm" svg:height="0.962cm" svg:x="13.148cm" svg:y="8.793cm">
          <draw:text-box>
            <text:p text:style-name="P11"><text:span text:style-name="T7">Δx</text:span></text:p>
          </draw:text-box>
        </draw:frame>
        <draw:line draw:style-name="gr5" draw:text-style-name="P2" draw:layer="layout" svg:x1="14.287cm" svg:y1="9.327cm" svg:x2="14.898cm" svg:y2="9.327cm">
          <text:p/>
        </draw:line>
        <draw:line draw:style-name="gr5" draw:text-style-name="P2" draw:layer="layout" svg:x1="12.72cm" svg:y1="9.307cm" svg:x2="13.331cm" svg:y2="9.307cm">
          <text:p/>
        </draw:line>
        <draw:frame draw:style-name="gr13" draw:text-style-name="P8" draw:layer="layout" svg:width="3.908cm" svg:height="3.099cm" svg:x="14.046cm" svg:y="1.516cm">
          <draw:text-box>
            <text:p text:style-name="P7"><text:span text:style-name="T3">Wavelength for pixel (x,y) is  λ=f(</text:span><text:span text:style-name="T8">x-</text:span><text:span text:style-name="T9">Δx</text:span><text:span text:style-name="T3">)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09:08:10.583778489</meta:creation-date>
    <dc:date>2025-03-14T10:14:11.711470902</dc:date>
    <meta:editing-duration>PT10M50S</meta:editing-duration>
    <meta:editing-cycles>1</meta:editing-cycles>
    <meta:document-statistic meta:object-count="48"/>
    <meta:generator>LibreOffice/24.2.7.2$Linux_X86_64 LibreOffice_project/420$Build-2</meta:generator>
  </office:meta>
</office:document-meta>
</file>